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1.27cm" svg:x="0.962cm" svg:y="8.62cm">
          <text:p text:style-name="P1">Head shift = 3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0.953cm" svg:x="0.962cm" svg:y="9.9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262cm" svg:y="9.9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9.9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9.9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362cm" svg:y="9.9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2.662cm" svg:y="9.907cm">
          <text:p text:style-name="P1">Entry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5.062cm" svg:y="9.907cm">
          <text:p text:style-name="P1">Entry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7.462cm" svg:y="9.9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1.662cm" svg:y="13.12cm">
          <text:p text:style-name="P1">Node shift =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.662cm" svg:y="14.4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962cm" svg:y="14.4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362cm" svg:y="14.4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762cm" svg:y="14.4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062cm" svg:y="14.4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3.362cm" svg:y="14.407cm">
          <text:p text:style-name="P1">Entry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5.762cm" svg:y="14.407cm">
          <text:p text:style-name="P1">Entry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8.162cm" svg:y="14.407cm">
          <text:p text:style-name="P1">Entry 7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232cm" svg:y1="10.86cm" svg:x2="10.505cm" svg:y2="12.914cm" draw:start-shape="id1" draw:start-glue-point="2" svg:d="M2232 10860v1277h8273v777" svg:viewBox="0 0 8274 20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06T09:37:21.507301164</dc:date>
    <meta:editing-duration>PT17M33S</meta:editing-duration>
    <meta:editing-cycles>1</meta:editing-cycles>
    <meta:document-statistic meta:object-count="19"/>
    <meta:generator>LibreOffice/7.3.7.2$Linux_X86_64 LibreOffice_project/30$Build-2</meta:generator>
  </office:meta>
</office:document-meta>
</file>